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165.94pt"/>
    </style:style>
    <style:style style:name="co3" style:family="table-column">
      <style:table-column-properties fo:break-before="auto" style:column-width="179.94pt"/>
    </style:style>
    <style:style style:name="co4" style:family="table-column">
      <style:table-column-properties fo:break-before="auto" style:column-width="191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69.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79.94pt" fo:break-before="auto" style:use-optimal-row-height="true"/>
    </style:style>
    <style:style style:name="ro8" style:family="table-row">
      <style:table-row-properties style:row-height="1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A20-OLinuXino-Lime2_Rev_M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, R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</text:p>
            <text:p>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</text:p>
            <text:p>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</text:p>
            <text:p> R79, R80, R81,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1, R42, R44, R52, R54, R58, R62,</text:p>
            <text:p>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/NP0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NP0/5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/50V/5%/C0G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1nF/X7R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</text:p>
            <text:p>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/X7R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100nF/10V/20%/X5R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9, C119, C135, C136, C137, C149,</text:p>
            <text:p> C152, C193, C236, C237, C239, C240,</text:p>
            <text:p> C242, C243, C244, C247, C250,</text:p>
            <text:p> C252, C253</text:p>
          </table:table-cell>
          <table:table-cell table:number-columns-repeated="1020"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220nF/+80-20%/1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</text:p>
            <text:p> C10, C11, C12, C13, C14, C16, C17,</text:p>
            <text:p> C18, C19, C20, C21, C22, C23, C24,</text:p>
            <text:p> C25, C26, C27, C28, C29, C30, C31,</text:p>
            <text:p> C32, C33, C34, C35, C36, C37, C38,</text:p>
            <text:p> C39, C40, C41, C42, C43, C44, C45,</text:p>
            <text:p> C46, C47, C48, C49, C50, C51, C52,</text:p>
            <text:p> C53, C54, C55, C56, C57, C58, C59,</text:p>
            <text:p> C60, C61, C62, C63, C64, C65, C66,</text:p>
            <text:p> C67, C68, C69, C70, C74, C75, C76,</text:p>
            <text:p> C92, C93, C94, C95, C96, C97, C98,</text:p>
            <text:p> C99, C100, C106, C107, C121, C126,</text:p>
            <text:p> C129, C130, C131, C132, C133, C144,</text:p>
            <text:p> C148, C164, C178,C182, C184, C189,</text:p>
            <text:p> C194, 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/X7R/16VDC/1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/10%/X5R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</text:p>
            <text:p> C186, C188</text:p>
          </table:table-cell>
          <table:table-cell table:number-columns-repeated="1020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</text:p>
            <text:p> C160, C161, C162, C166, C170,</text:p>
            <text:p> C172, C174</text:p>
          </table:table-cell>
          <table:table-cell table:number-columns-repeated="1020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118, C120, C122, C123, C124,</text:p>
            <text:p> C138, C143, C145, C147, C151, C165,</text:p>
            <text:p> C168, C175, C177, C181, C190, C191,</text:p>
            <text:p> C192, C195, C198, C202, C203, C204,</text:p>
            <text:p> C205, C206, C207, C208, C210, C212,</text:p>
            <text:p> C213, C220, C222, C241, C246, C256,</text:p>
            <text:p>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table:style-name="ce5" office:value-type="string" calcext:value-type="string">
            <text:p>SCHOTKKY7.62SS-1N5819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table:style-name="ce6" office:value-type="string" calcext:value-type="string">
            <text:p>H5TQ2G63BFR_MEM4G16D3EABG-</text:p>
            <text:p>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4710CTA</text:p>
          </table:table-cell>
          <table:table-cell office:value-type="string" calcext:value-type="string">
            <text:p>VDA2710NTA</text:p>
          </table:table-cell>
          <table:table-cell office:value-type="string" calcext:value-type="string">
            <text:p>U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-OLD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F12(3.0)-40DS-0.5V(86)</text:p>
          </table:table-cell>
          <table:table-cell table:style-name="ce5" office:value-type="string" calcext:value-type="string">
            <text:p>FLASH_CON[DF12(3.0)-40DS-0.5V(86)]</text:p>
          </table:table-cell>
          <table:table-cell office:value-type="string" calcext:value-type="string">
            <text:p>FLASH_CONNECTO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table:style-name="ce5"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11Q01FM22(LPJG16402AQNL)</text:p>
          </table:table-cell>
          <table:table-cell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10-HIGH</text:p>
          </table:table-cell>
          <table:table-cell table:style-name="ce6" office:value-type="string" calcext:value-type="string">
            <text:p>ML20GPH127SMT-02X10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-PAV16X-2x20-HIGH</text:p>
          </table:table-cell>
          <table:table-cell table:style-name="ce6" office:value-type="string" calcext:value-type="string">
            <text:p>ML40-GPH127SMT-02X20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table:style-name="ce6" office:value-type="string" calcext:value-type="string">
            <text:p>MICRO_SD/MMC_CP_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table:style-name="ce6" office:value-type="string" calcext:value-type="string">
            <text:p>MINI_USB9-USB-OTG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W34-W16PR-220-LF/SIDE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18, R23, R28, R38, R49, R50,</text:p>
            <text:p> R97, R98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CP121T475I-TT)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JVSIQ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0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3-2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9">00/00/0000</text:date>, <text:time style:data-style-name="N2" text:time-value="08:25:03.141403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9T09:42:06.218794944</dc:date>
    <meta:editing-duration>PT2H52M19S</meta:editing-duration>
    <meta:editing-cycles>52</meta:editing-cycles>
    <meta:generator>LibreOffice/5.1.6.2$Linux_X86_64 LibreOffice_project/10m0$Build-2</meta:generator>
    <meta:document-statistic meta:table-count="1" meta:cell-count="432" meta:object-count="0"/>
  </office:meta>
</office:document-meta>
</file>